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1810000016D698ED1C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80000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0000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fill="none" draw:fill-color="#0000ff" draw:textarea-vertical-align="middle"/>
    </style:style>
    <style:style style:name="gr7" style:family="graphic" style:parent-style-name="standard">
      <style:graphic-properties svg:stroke-width="0.025cm" svg:stroke-color="#000000" draw:marker-start-width="0.237cm" draw:marker-end-width="0.237cm" draw:fill="none" draw:fill-color="#0000ff" draw:textarea-horizontal-align="justify" draw:textarea-vertical-align="middle" draw:auto-grow-height="fals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668cm" svg:height="9.144cm" svg:x="1.354cm" svg:y="0.681cm">
          <draw:image xlink:href="Pictures/10000000000001810000016D698ED1C6.png" xlink:type="simple" xlink:show="embed" xlink:actuate="onLoad">
            <text:p/>
          </draw:image>
        </draw:frame>
        <draw:custom-shape draw:style-name="gr2" draw:text-style-name="P1" draw:layer="layout" svg:width="0.254cm" svg:height="0.254cm" svg:x="2.36cm" svg:y="8.89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3.759cm" svg:y="8.8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5.172cm" svg:y="8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6.585cm" svg:y="8.89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7.94cm" svg:y="8.8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9.339cm" svg:y="8.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10.724cm" svg:y="8.8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2.359cm" svg:y="7.3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3.758cm" svg:y="7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5.171cm" svg:y="7.39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6.584cm" svg:y="7.3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7.939cm" svg:y="7.3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9.338cm" svg:y="7.3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10.723cm" svg:y="7.3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2.358cm" svg:y="5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3.757cm" svg:y="5.89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5.17cm" svg:y="5.8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6.583cm" svg:y="5.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7.938cm" svg:y="5.8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9.337cm" svg:y="5.8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10.722cm" svg:y="5.8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2.357cm" svg:y="4.3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3.756cm" svg:y="4.3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5.169cm" svg:y="4.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6.582cm" svg:y="4.3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7.937cm" svg:y="4.3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9.336cm" svg:y="4.3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10.721cm" svg:y="4.3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2.356cm" svg:y="2.8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3.755cm" svg:y="2.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5.168cm" svg:y="2.8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6.581cm" svg:y="2.8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7.936cm" svg:y="2.8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9.335cm" svg:y="2.8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10.72cm" svg:y="2.8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2.355cm" svg:y="1.3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3.754cm" svg:y="1.3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5.167cm" svg:y="1.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6.58cm" svg:y="1.3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7.935cm" svg:y="1.3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9.334cm" svg:y="1.3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10.719cm" svg:y="1.3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3.053cm" svg:y="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4.456cm" svg:y="2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5.869cm" svg:y="2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7.25cm" svg:y="2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8.637cm" svg:y="2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0.036cm" svg:y="2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3.054cm" svg:y="3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4.457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5.87cm" svg:y="3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7.251cm" svg:y="3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8.638cm" svg:y="3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0.037cm" svg:y="3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3.055cm" svg:y="5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4.458cm" svg:y="5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5.871cm" svg:y="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7.252cm" svg:y="5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8.639cm" svg:y="5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0.038cm" svg:y="5.1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3.056cm" svg:y="6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4.459cm" svg:y="6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5.872cm" svg:y="6.6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7.253cm" svg:y="6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8.64cm" svg:y="6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0.039cm" svg:y="6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3.057cm" svg:y="8.1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4.46cm" svg:y="8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5.873cm" svg:y="8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7.254cm" svg:y="8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8.641cm" svg:y="8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0.04cm" svg:y="8.1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58cm" svg:height="0.258cm" svg:x="2.366cm" svg:y="2.094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1" draw:layer="layout" svg:width="0.258cm" svg:height="0.258cm" svg:x="10.729cm" svg:y="2.093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1" draw:layer="layout" svg:width="0.258cm" svg:height="0.258cm" svg:x="2.366cm" svg:y="3.594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1" draw:layer="layout" svg:width="0.258cm" svg:height="0.258cm" svg:x="10.729cm" svg:y="3.593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1" draw:layer="layout" svg:width="0.258cm" svg:height="0.258cm" svg:x="2.366cm" svg:y="5.118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1" draw:layer="layout" svg:width="0.258cm" svg:height="0.258cm" svg:x="10.729cm" svg:y="5.117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1" draw:layer="layout" svg:width="0.258cm" svg:height="0.258cm" svg:x="2.366cm" svg:y="6.63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1" draw:layer="layout" svg:width="0.258cm" svg:height="0.258cm" svg:x="10.729cm" svg:y="6.62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1" draw:layer="layout" svg:width="0.258cm" svg:height="0.258cm" svg:x="2.366cm" svg:y="8.154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1" draw:layer="layout" svg:width="0.258cm" svg:height="0.258cm" svg:x="10.729cm" svg:y="8.153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5" draw:text-style-name="P2" draw:layer="layout" svg:width="2.195cm" svg:height="0.725cm" svg:x="11.074cm" svg:y="3.244cm">
          <draw:text-box>
            <text:p text:style-name="P2">X_v[-1,3]</text:p>
          </draw:text-box>
        </draw:frame>
        <draw:frame draw:style-name="gr5" draw:text-style-name="P2" draw:layer="layout" svg:width="2.056cm" svg:height="0.725cm" svg:x="0.339cm" svg:y="6.823cm">
          <draw:text-box>
            <text:p text:style-name="P2">X_v[0,1]</text:p>
          </draw:text-box>
        </draw:frame>
        <draw:frame draw:style-name="gr5" draw:text-style-name="P2" draw:layer="layout" svg:width="2.081cm" svg:height="0.725cm" svg:x="11.095cm" svg:y="6.035cm">
          <draw:text-box>
            <text:p text:style-name="P2">X_i[-1,1]</text:p>
          </draw:text-box>
        </draw:frame>
        <draw:line draw:style-name="gr6" draw:text-style-name="P3" draw:layer="layout" svg:x1="11.26cm" svg:y1="6.396cm" svg:x2="10.18cm" svg:y2="6.744cm">
          <text:p/>
        </draw:line>
        <draw:frame draw:style-name="gr5" draw:text-style-name="P2" draw:layer="layout" svg:width="1.941cm" svg:height="0.725cm" svg:x="11.023cm" svg:y="1.522cm">
          <draw:text-box>
            <text:p text:style-name="P2">X_i[5,4]</text:p>
          </draw:text-box>
        </draw:frame>
        <draw:line draw:style-name="gr6" draw:text-style-name="P3" draw:layer="layout" svg:x1="11.26cm" svg:y1="3.597cm" svg:x2="10.893cm" svg:y2="3.715cm">
          <text:p/>
        </draw:line>
        <draw:line draw:style-name="gr6" draw:text-style-name="P3" draw:layer="layout" svg:x1="11.259cm" svg:y1="1.867cm" svg:x2="10.179cm" svg:y2="2.215cm">
          <text:p/>
        </draw:line>
        <draw:line draw:style-name="gr6" draw:text-style-name="P3" draw:layer="layout" svg:x1="2.497cm" svg:y1="6.777cm" svg:x2="1.743cm" svg:y2="6.923cm">
          <text:p/>
        </draw:line>
        <draw:frame draw:style-name="gr5" draw:text-style-name="P2" draw:layer="layout" svg:width="2.225cm" svg:height="0.725cm" svg:x="0.54cm" svg:y="0.524cm">
          <draw:text-box>
            <text:p text:style-name="P2">X_h[0,-1]</text:p>
          </draw:text-box>
        </draw:frame>
        <draw:line draw:style-name="gr6" draw:text-style-name="P3" draw:layer="layout" svg:x1="2.624cm" svg:y1="1.443cm" svg:x2="1.862cm" svg:y2="1.189cm">
          <text:p/>
        </draw:line>
        <draw:frame draw:style-name="gr5" draw:text-style-name="P2" draw:layer="layout" svg:width="1.941cm" svg:height="0.725cm" svg:x="7.04cm" svg:y="0.525cm">
          <draw:text-box>
            <text:p text:style-name="P2">X_i[3,4]</text:p>
          </draw:text-box>
        </draw:frame>
        <draw:frame draw:style-name="gr5" draw:text-style-name="P2" draw:layer="layout" svg:width="2.085cm" svg:height="0.725cm" svg:x="0.34cm" svg:y="3.625cm">
          <draw:text-box>
            <text:p text:style-name="P2">X_h[1,3]</text:p>
          </draw:text-box>
        </draw:frame>
        <draw:line draw:style-name="gr6" draw:text-style-name="P3" draw:layer="layout" svg:x1="3.91cm" svg:y1="4.545cm" svg:x2="2.361cm" svg:y2="4.088cm">
          <text:p/>
        </draw:line>
        <draw:custom-shape draw:style-name="gr7" draw:text-style-name="P3" draw:layer="layout" svg:width="7.874cm" svg:height="0.635cm" svg:x="2.767cm" svg:y="4.926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1.257cm" svg:y1="4.781cm" svg:x2="10.63cm" svg:y2="4.932cm">
          <text:p/>
        </draw:line>
        <draw:frame draw:style-name="gr5" draw:text-style-name="P2" draw:layer="layout" svg:width="1.823cm" svg:height="0.725cm" svg:x="11.095cm" svg:y="4.436cm">
          <draw:text-box>
            <text:p text:style-name="P2">X_i[:,2]</text:p>
          </draw:text-box>
        </draw:frame>
        <draw:custom-shape draw:style-name="gr2" draw:text-style-name="P1" draw:layer="layout" svg:width="0.254cm" svg:height="0.254cm" svg:x="13.318cm" svg:y="1.3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13.337cm" svg:y="2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58cm" svg:height="0.258cm" svg:x="13.342cm" svg:y="2.878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5" draw:text-style-name="P2" draw:layer="layout" svg:width="1.256cm" svg:height="0.725cm" svg:x="13.461cm" svg:y="1.105cm">
          <draw:text-box>
            <text:p text:style-name="P2">X_h</text:p>
          </draw:text-box>
        </draw:frame>
        <draw:frame draw:style-name="gr5" draw:text-style-name="P2" draw:layer="layout" svg:width="1.112cm" svg:height="0.725cm" svg:x="13.461cm" svg:y="1.906cm">
          <draw:text-box>
            <text:p text:style-name="P2">X_i</text:p>
          </draw:text-box>
        </draw:frame>
        <draw:frame draw:style-name="gr5" draw:text-style-name="P2" draw:layer="layout" svg:width="1.226cm" svg:height="0.725cm" svg:x="13.462cm" svg:y="2.635cm">
          <draw:text-box>
            <text:p text:style-name="P2">X_v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24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stislav Chudoba</meta:initial-creator>
    <meta:creation-date>2013-04-16T11:33:56</meta:creation-date>
    <dc:date>2013-04-16T12:10:30</dc:date>
    <dc:creator>Rostislav Chudoba</dc:creator>
    <meta:editing-duration>PT27M27S</meta:editing-duration>
    <meta:editing-cycles>8</meta:editing-cycles>
    <meta:generator>LibreOffice/3.5$Linux_X86_64 LibreOffice_project/350m1$Build-2</meta:generator>
    <meta:document-statistic meta:object-count="105"/>
  </office:meta>
</office:document-meta>
</file>